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16572055755747375" text:style-name="L1">
        <text:list-item>
          <text:p text:style-name="P2">Qu'est-ce qu'un commit; </text:p>
        </text:list-item>
        <text:list-item>
          <text:p text:style-name="P2">À quoi sert la commande git log; </text:p>
        </text:list-item>
        <text:list-item>
          <text:p text:style-name="P1">Qu'est-ce qu'une branche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31T14:57:19</meta:creation-date>
    <meta:document-statistic meta:table-count="0" meta:image-count="0" meta:object-count="0" meta:page-count="1" meta:paragraph-count="3" meta:word-count="16" meta:character-count="89"/>
    <dc:date>2017-03-31T14:59:00</dc:date>
    <meta:editing-duration>PT1M42S</meta:editing-duration>
    <meta:editing-cycles>1</meta:editing-cycles>
    <meta:generator>OpenOffice/4.1.1$Unix OpenOffice.org_project/411m6$Build-9775</meta:generator>
  </office:meta>
</office:document-meta>
</file>